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096a82" officeooo:paragraph-rsid="00096a82"/>
    </style:style>
    <style:style style:name="P3" style:family="paragraph" style:parent-style-name="Standard">
      <style:text-properties officeooo:rsid="00096a82" officeooo:paragraph-rsid="00096a82"/>
    </style:style>
    <style:style style:name="P4" style:family="paragraph" style:parent-style-name="Preformatted_20_Text">
      <style:text-properties officeooo:rsid="0009eb7c" officeooo:paragraph-rsid="0009eb7c"/>
    </style:style>
    <style:style style:name="P5" style:family="paragraph" style:parent-style-name="Standard">
      <style:text-properties officeooo:rsid="0009eb7c" officeooo:paragraph-rsid="0009eb7c"/>
    </style:style>
    <style:style style:name="P6" style:family="paragraph" style:parent-style-name="Preformatted_20_Text">
      <style:text-properties officeooo:rsid="000afda4" officeooo:paragraph-rsid="000afda4"/>
    </style:style>
    <style:style style:name="P7" style:family="paragraph" style:parent-style-name="Standard">
      <style:text-properties officeooo:rsid="000afda4" officeooo:paragraph-rsid="000afda4"/>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text-properties officeooo:rsid="0011f734" officeooo:paragraph-rsid="0011f734"/>
    </style:style>
    <style:style style:name="P10" style:family="paragraph" style:parent-style-name="Text_20_body">
      <style:text-properties officeooo:rsid="0011f734" officeooo:paragraph-rsid="0011f734"/>
    </style:style>
    <style:style style:name="P11" style:family="paragraph" style:parent-style-name="Preformatted_20_Text">
      <style:text-properties officeooo:rsid="00134ca7" officeooo:paragraph-rsid="00134ca7"/>
    </style:style>
    <style:style style:name="P12" style:family="paragraph" style:parent-style-name="Text_20_body">
      <style:text-properties officeooo:rsid="00134ca7" officeooo:paragraph-rsid="00134ca7"/>
    </style:style>
    <style:style style:name="P13" style:family="paragraph" style:parent-style-name="Preformatted_20_Text">
      <style:text-properties officeooo:paragraph-rsid="0016bcb5"/>
    </style:style>
    <style:style style:name="P14" style:family="paragraph" style:parent-style-name="Text_20_body">
      <style:text-properties officeooo:rsid="0016bcb5" officeooo:paragraph-rsid="0016bcb5"/>
    </style:style>
    <style:style style:name="T1" style:family="text">
      <style:text-properties officeooo:rsid="000da468"/>
    </style:style>
    <style:style style:name="T2" style:family="text">
      <style:text-properties officeooo:rsid="0010205a"/>
    </style:style>
    <style:style style:name="T3" style:family="text">
      <style:text-properties officeooo:rsid="00177482"/>
    </style:style>
    <style:style style:name="T4" style:family="text">
      <style:text-properties fo:font-variant="normal" fo:text-transform="none" fo:color="#3c4043" loext:opacity="100%" style:font-name="Roboto" fo:font-size="10.5pt" fo:letter-spacing="normal" fo:font-style="normal" fo:font-weight="normal"/>
    </style:style>
    <style:style style:name="T5" style:family="text">
      <style:text-properties fo:font-variant="normal" fo:text-transform="none" fo:color="#3c4043"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2</text:p>
      <text:p text:style-name="P2">BLC and ELC class must be in the same package.</text:p>
      <text:p text:style-name="Preformatted_20_Text"/>
      <text:p text:style-name="Preformatted_20_Text">Assignment 01</text:p>
      <text:p text:style-name="Preformatted_20_Text">-------------</text:p>
      <text:p text:style-name="Preformatted_20_Text">Write a Program on OOPs to define Dog class properties and behaviour.</text:p>
      <text:p text:style-name="Preformatted_20_Text"/>
      <text:p text:style-name="Preformatted_20_Text">properties/Field/Attribute :</text:p>
      <text:p text:style-name="Preformatted_20_Text"/>
      <text:p text:style-name="Preformatted_20_Text">name <text:s text:c="3"/>: String</text:p>
      <text:p text:style-name="Preformatted_20_Text">height <text:s/>: double</text:p>
      <text:p text:style-name="Preformatted_20_Text">age <text:s text:c="4"/>: int</text:p>
      <text:p text:style-name="Preformatted_20_Text"/>
      <text:p text:style-name="Preformatted_20_Text">behaviour:</text:p>
      <text:p text:style-name="Preformatted_20_Text"/>
      <text:p text:style-name="Preformatted_20_Text">getDogInformation() : public void</text:p>
      <text:p text:style-name="Preformatted_20_Text"><text:s text:c="13"/>bark() : public void <text:s text:c="3"/></text:p>
      <text:p text:style-name="Preformatted_20_Text">------------------------------------------------------------------------</text:p>
      <text:p text:style-name="Preformatted_20_Text">Assignment 02</text:p>
      <text:p text:style-name="Preformatted_20_Text">-------------</text:p>
      <text:p text:style-name="Preformatted_20_Text">Write a Program on OOPs to define Fan class properties and behaviour.</text:p>
      <text:p text:style-name="Preformatted_20_Text"/>
      <text:p text:style-name="Preformatted_20_Text">properties/Field/Attribute :</text:p>
      <text:p text:style-name="Preformatted_20_Text"/>
      <text:p text:style-name="Preformatted_20_Text">name <text:s text:c="3"/>: String</text:p>
      <text:p text:style-name="Preformatted_20_Text">coil <text:s text:c="3"/>: String</text:p>
      <text:p text:style-name="Preformatted_20_Text">wings <text:s text:c="2"/>: int</text:p>
      <text:p text:style-name="Preformatted_20_Text"/>
      <text:p text:style-name="Preformatted_20_Text">behaviour:</text:p>
      <text:p text:style-name="Preformatted_20_Text"/>
      <text:p text:style-name="Preformatted_20_Text">switchOn() <text:s/>: public void</text:p>
      <text:p text:style-name="Preformatted_20_Text">switchOff() : public void <text:s text:c="2"/></text:p>
      <text:p text:style-name="Preformatted_20_Text">------------------------------------------------------------------------</text:p>
      <text:p text:style-name="Preformatted_20_Text">Assignment 03</text:p>
      <text:p text:style-name="Preformatted_20_Text">--------------</text:p>
      <text:p text:style-name="Preformatted_20_Text">Write a Program on OOPs to define Car class properties and behaviour.</text:p>
      <text:p text:style-name="Preformatted_20_Text"/>
      <text:p text:style-name="Preformatted_20_Text">properties/Field/Attribute :</text:p>
      <text:p text:style-name="Preformatted_20_Text"/>
      <text:p text:style-name="Preformatted_20_Text">name <text:s text:c="3"/>: String</text:p>
      <text:p text:style-name="Preformatted_20_Text">model <text:s text:c="2"/>: int</text:p>
      <text:p text:style-name="Preformatted_20_Text">color <text:s text:c="2"/>: String</text:p>
      <text:p text:style-name="Preformatted_20_Text"/>
      <text:p text:style-name="Preformatted_20_Text">behaviour:</text:p>
      <text:p text:style-name="Preformatted_20_Text"/>
      <text:p text:style-name="Preformatted_20_Text">getCarInformation() <text:s/>: public void</text:p>
      <text:p text:style-name="Preformatted_20_Text"><text:s text:c="13"/>drive() : public void <text:s text:c="2"/></text:p>
      <text:p text:style-name="Preformatted_20_Text">---------------------------------------------------------------------------------------------</text:p>
      <text:p text:style-name="P1">Write 2 programs on OOPs by your own thinking and imagination on any object.</text:p>
      <text:p text:style-name="P1"/>
      <text:p text:style-name="P1"/>
      <text:p text:style-name="P1"/>
      <text:p text:style-name="P1"/>
      <text:p text:style-name="P1"/>
      <text:p text:style-name="P1"/>
      <text:p text:style-name="P5"><text:soft-page-break/>4-12</text:p>
      <text:p text:style-name="P4">Create BLC and ELC classes into two different packages :</text:p>
      <text:p text:style-name="Preformatted_20_Text">---------------------------------------------------------</text:p>
      <text:p text:style-name="Preformatted_20_Text">Program 01:</text:p>
      <text:p text:style-name="Preformatted_20_Text">-----------</text:p>
      <text:p text:style-name="Preformatted_20_Text">Write a Program on OOPs to define Product class properties and behaviour.</text:p>
      <text:p text:style-name="Preformatted_20_Text"/>
      <text:p text:style-name="Preformatted_20_Text">Properties/Field/Attribute :</text:p>
      <text:p text:style-name="Preformatted_20_Text"/>
      <text:p text:style-name="Preformatted_20_Text">productId : int</text:p>
      <text:p text:style-name="Preformatted_20_Text">productName : String</text:p>
      <text:p text:style-name="Preformatted_20_Text">productPrice : double</text:p>
      <text:p text:style-name="Preformatted_20_Text"/>
      <text:p text:style-name="Preformatted_20_Text">Initialize these properties with the help of method using parameter variable.</text:p>
      <text:p text:style-name="Preformatted_20_Text"/>
      <text:p text:style-name="Preformatted_20_Text">behavior/Method:</text:p>
      <text:p text:style-name="Preformatted_20_Text">setProductData(int id, String name, double price) : public void</text:p>
      <text:p text:style-name="Preformatted_20_Text">getProductInfo() : public void</text:p>
      <text:p text:style-name="Preformatted_20_Text"/>
      <text:p text:style-name="Preformatted_20_Text">Program 02:</text:p>
      <text:p text:style-name="Preformatted_20_Text">-----------</text:p>
      <text:p text:style-name="Preformatted_20_Text">Write a Program on OOPs to define Employee class properties and behaviour.</text:p>
      <text:p text:style-name="Preformatted_20_Text"/>
      <text:p text:style-name="Preformatted_20_Text">properties/Field/Attribute :</text:p>
      <text:p text:style-name="Preformatted_20_Text"/>
      <text:p text:style-name="Preformatted_20_Text">employeeId : int</text:p>
      <text:p text:style-name="Preformatted_20_Text">employeeName : String</text:p>
      <text:p text:style-name="Preformatted_20_Text">employeeSalary : double</text:p>
      <text:p text:style-name="Preformatted_20_Text"/>
      <text:p text:style-name="Preformatted_20_Text">Initialize these properties with the help of method using parameter variable.</text:p>
      <text:p text:style-name="Preformatted_20_Text"/>
      <text:p text:style-name="Preformatted_20_Text">behavior/Method:</text:p>
      <text:p text:style-name="Preformatted_20_Text">setEmployeeData(int id, String name, double salary) : public void</text:p>
      <text:p text:style-name="Preformatted_20_Text">getEmployeeData() : public void</text:p>
      <text:p text:style-name="Preformatted_20_Text"/>
      <text:p text:style-name="Preformatted_20_Text"/>
      <text:p text:style-name="P1">Note : Create three more programs based on your imagination.</text:p>
      <text:p text:style-name="P7">5-12</text:p>
      <text:p text:style-name="P6">Assignment 01 :</text:p>
      <text:p text:style-name="Preformatted_20_Text">------------</text:p>
      <text:p text:style-name="Preformatted_20_Text">A BLC (Business Logic Class) called Student is given to you.</text:p>
      <text:p text:style-name="Preformatted_20_Text">Instance Variables/Non static fields: </text:p>
      <text:p text:style-name="Preformatted_20_Text">studentId :int</text:p>
      <text:p text:style-name="Preformatted_20_Text">studentName : String</text:p>
      <text:p text:style-name="Preformatted_20_Text">studentMarks: int</text:p>
      <text:p text:style-name="Preformatted_20_Text">studentGrade: char</text:p>
      <text:p text:style-name="Preformatted_20_Text"/>
      <text:p text:style-name="Preformatted_20_Text">Create a method public void setStudentData() with the parameters: id, name, marks.</text:p>
      <text:p text:style-name="Preformatted_20_Text"/>
      <text:p text:style-name="Preformatted_20_Text">Note that studentGrade is not set through method because it is a calculated value.</text:p>
      <text:p text:style-name="Preformatted_20_Text"/>
      <text:p text:style-name="Preformatted_20_Text">Methods :</text:p>
      <text:p text:style-name="Preformatted_20_Text">displayDetails(): This method should return a String with <text:s/>the details of the student in the following format:</text:p>
      <text:p text:style-name="Preformatted_20_Text">Student [name=John Smith, studentId=123, marks=95, grade=A] </text:p>
      <text:p text:style-name="Preformatted_20_Text"/>
      <text:p text:style-name="Preformatted_20_Text">method : calculateGrade():public:void</text:p>
      <text:p text:style-name="Preformatted_20_Text">calculateGrade(): This is a public method that calculates the grade based on the marks that is set. </text:p>
      <text:p text:style-name="Preformatted_20_Text">If marks is above 90, grade is set to A. </text:p>
      <text:p text:style-name="Preformatted_20_Text"><text:soft-page-break/>If marks is between 81 and 90, grade is set to B, </text:p>
      <text:p text:style-name="Preformatted_20_Text">if marks is between 71 and 80, grade is set to C, </text:p>
      <text:p text:style-name="Preformatted_20_Text">if marks is between 61 and 70, grade is set to D, </text:p>
      <text:p text:style-name="Preformatted_20_Text">if marks is less than 61, grade is set to E.</text:p>
      <text:p text:style-name="Preformatted_20_Text">Use this method when you need to set or reset grade.</text:p>
      <text:p text:style-name="Preformatted_20_Text"/>
      <text:p text:style-name="Preformatted_20_Text">An ELC(Executable Logic class) Tester with main method is given to you to test your code.</text:p>
      <text:p text:style-name="Preformatted_20_Text"/>
      <text:p text:style-name="Preformatted_20_Text">Assignment 02 :</text:p>
      <text:p text:style-name="Preformatted_20_Text">---------------</text:p>
      <text:p text:style-name="Preformatted_20_Text">Create a BLC class Employee class with properties </text:p>
      <text:p text:style-name="Preformatted_20_Text"/>
      <text:p text:style-name="Preformatted_20_Text">String firstName</text:p>
      <text:p text:style-name="Preformatted_20_Text">String lastName</text:p>
      <text:p text:style-name="Preformatted_20_Text">int employeeId</text:p>
      <text:p text:style-name="Preformatted_20_Text">double salary</text:p>
      <text:p text:style-name="Preformatted_20_Text">int noOfProject</text:p>
      <text:p text:style-name="Preformatted_20_Text"/>
      <text:p text:style-name="Preformatted_20_Text"/>
      <text:p text:style-name="Preformatted_20_Text">Create a setEmployeeData() method with 5 parameters variables to initialize all the instance variables.</text:p>
      <text:p text:style-name="Preformatted_20_Text"/>
      <text:p text:style-name="Preformatted_20_Text">Write public void calculateSalary() method that will add extra ammount in salary based on NoOfProject by using following criteria.</text:p>
      <text:p text:style-name="Preformatted_20_Text"/>
      <text:p text:style-name="Preformatted_20_Text">NoOfProject is more than 5 and less than 10 then add 5000 to the salary.</text:p>
      <text:p text:style-name="Preformatted_20_Text">NoOfProject is more than 10 and less than 20 then add 10000 to the salary.</text:p>
      <text:p text:style-name="Preformatted_20_Text">NoOfProject is more than 20 then add 15000 to the salary.</text:p>
      <text:p text:style-name="Preformatted_20_Text"/>
      <text:p text:style-name="Preformatted_20_Text">Take a method called public void displayDetails() to display the employee details with updated salary.</text:p>
      <text:p text:style-name="Preformatted_20_Text"/>
      <text:p text:style-name="P1">Take an ELC class Tester with main method to test your logic.</text:p>
      <text:p text:style-name="Text_20_body"><text:line-break/><text:span text:style-name="T1">8-12</text:span></text:p>
      <text:p text:style-name="P8">Assignment 01 :</text:p>
      <text:p text:style-name="Preformatted_20_Text">--------------</text:p>
      <text:p text:style-name="Preformatted_20_Text">A BLC class named as Bank is given in which you need to write the code for performing the withdrawal and deposit process and also Checking current balance and displayDetail of the Customer (BlC class)</text:p>
      <text:p text:style-name="Preformatted_20_Text"/>
      <text:p text:style-name="Preformatted_20_Text">Coding requirements :</text:p>
      <text:p text:style-name="Preformatted_20_Text">---------------------</text:p>
      <text:p text:style-name="Preformatted_20_Text"/>
      <text:p text:style-name="Preformatted_20_Text">Non static Fields [private access modifier]</text:p>
      <text:p text:style-name="Preformatted_20_Text">-----------------------------------------------------------------------------------------</text:p>
      <text:p text:style-name="Preformatted_20_Text">customerName:String</text:p>
      <text:p text:style-name="Preformatted_20_Text">accountNumber:int</text:p>
      <text:p text:style-name="Preformatted_20_Text">currentBalance:double</text:p>
      <text:p text:style-name="Preformatted_20_Text"/>
      <text:p text:style-name="Preformatted_20_Text">static Field(public access modifier, must be initialized at the time of declaration)</text:p>
      <text:p text:style-name="Preformatted_20_Text">-----------------------------------------------------------------------------------------</text:p>
      <text:p text:style-name="Preformatted_20_Text">bankName:String static</text:p>
      <text:p text:style-name="Preformatted_20_Text">bankAddress:String static</text:p>
      <text:p text:style-name="Preformatted_20_Text">bankIFSCCode:Stirng static</text:p>
      <text:p text:style-name="Preformatted_20_Text">------------------------------------------------------------------------------------------</text:p>
      <text:p text:style-name="Preformatted_20_Text"><text:soft-page-break/>This BLC class contains 6 methods with the following specifications :</text:p>
      <text:p text:style-name="Preformatted_20_Text">-------------------------------------------------------------------------------------------</text:p>
      <text:p text:style-name="Preformatted_20_Text">Methods :</text:p>
      <text:p text:style-name="Preformatted_20_Text">---------</text:p>
      <text:p text:style-name="Preformatted_20_Text">1)</text:p>
      <text:p text:style-name="Preformatted_20_Text">Method Name <text:s text:c="12"/>: setCustomerDeatils()</text:p>
      <text:p text:style-name="Preformatted_20_Text">Parameter <text:s text:c="14"/>: 3 Parameters of type String, int and double(name, accNumber, balance)</text:p>
      <text:p text:style-name="Preformatted_20_Text">Return Type <text:s text:c="12"/>: void</text:p>
      <text:p text:style-name="Preformatted_20_Text">Access modifier <text:s text:c="8"/>: public</text:p>
      <text:p text:style-name="Preformatted_20_Text"/>
      <text:p text:style-name="Preformatted_20_Text">In this method with the help of parameters variables, initialize the non static fields.</text:p>
      <text:p text:style-name="Preformatted_20_Text">If balance is negative OR zero, provide error message and exit from the program.</text:p>
      <text:p text:style-name="Preformatted_20_Text"/>
      <text:p text:style-name="Preformatted_20_Text">-----------------------------------------------------------------------------------------</text:p>
      <text:p text:style-name="Preformatted_20_Text">2)</text:p>
      <text:p text:style-name="Preformatted_20_Text">Method Name <text:s text:c="12"/>: withdraw()</text:p>
      <text:p text:style-name="Preformatted_20_Text">Parameter <text:s text:c="14"/>: double amount</text:p>
      <text:p text:style-name="Preformatted_20_Text">Return Type <text:s text:c="12"/>: void</text:p>
      <text:p text:style-name="Preformatted_20_Text">Access modifier <text:s text:c="8"/>: public</text:p>
      <text:p text:style-name="Preformatted_20_Text"/>
      <text:p text:style-name="Preformatted_20_Text">In this method, If withdraw amount is greater than available balance than it should print</text:p>
      <text:p text:style-name="Preformatted_20_Text">error message "You have insufficient balance" and exit from the program.</text:p>
      <text:p text:style-name="Preformatted_20_Text"/>
      <text:p text:style-name="Preformatted_20_Text">------------------------------------------------------------------------------------------</text:p>
      <text:p text:style-name="Preformatted_20_Text">3) </text:p>
      <text:p text:style-name="Preformatted_20_Text">Method Name <text:s text:c="12"/>: deposit()</text:p>
      <text:p text:style-name="Preformatted_20_Text">Parameter <text:s text:c="14"/>: double amount</text:p>
      <text:p text:style-name="Preformatted_20_Text">Return Type <text:s text:c="12"/>: void</text:p>
      <text:p text:style-name="Preformatted_20_Text">Access modifier <text:s text:c="8"/>: public</text:p>
      <text:p text:style-name="Preformatted_20_Text"/>
      <text:p text:style-name="Preformatted_20_Text">In this method, If a cutsomer wants to deposit zero or -ve amount than it should provide error message and exit from the program.</text:p>
      <text:p text:style-name="Preformatted_20_Text">---------------------------------------------------------------------------------------</text:p>
      <text:p text:style-name="Preformatted_20_Text">4. </text:p>
      <text:p text:style-name="Preformatted_20_Text">Method Name <text:s text:c="12"/>: getCurrentBalance()</text:p>
      <text:p text:style-name="Preformatted_20_Text">Parameter <text:s text:c="14"/>: No parameter</text:p>
      <text:p text:style-name="Preformatted_20_Text">Return Type <text:s text:c="12"/>: double</text:p>
      <text:p text:style-name="Preformatted_20_Text">Access modifier <text:s text:c="8"/>: public</text:p>
      <text:p text:style-name="Preformatted_20_Text"/>
      <text:p text:style-name="Preformatted_20_Text">In this method, You should return Current balance.</text:p>
      <text:p text:style-name="Preformatted_20_Text">------------------------------------------------------------------------------------------</text:p>
      <text:p text:style-name="Preformatted_20_Text">5. </text:p>
      <text:p text:style-name="Preformatted_20_Text">Method Name <text:s text:c="12"/>: displayDetails()</text:p>
      <text:p text:style-name="Preformatted_20_Text">Parameter <text:s text:c="14"/>: No parameter</text:p>
      <text:p text:style-name="Preformatted_20_Text">Return Type <text:s text:c="12"/>: String</text:p>
      <text:p text:style-name="Preformatted_20_Text">Access modifier <text:s text:c="8"/>: public</text:p>
      <text:p text:style-name="Preformatted_20_Text"/>
      <text:p text:style-name="Preformatted_20_Text">In this method, We need to <text:s/>return all the properties (non static field) in String format through this displayDetails() method in the below format :</text:p>
      <text:p text:style-name="Preformatted_20_Text"/>
      <text:p text:style-name="Preformatted_20_Text">Customer [Name=Ravi, AccountNumber=12345, Balance=13000.0]</text:p>
      <text:p text:style-name="Preformatted_20_Text">-------------------------------------------------------------------------------------------</text:p>
      <text:p text:style-name="Preformatted_20_Text">ELC Class</text:p>
      <text:p text:style-name="Preformatted_20_Text">An ELC class BankCustomer is given with main method to call the method for performing business logic.</text:p>
      <text:p text:style-name="Preformatted_20_Text"><text:soft-page-break/></text:p>
      <text:p text:style-name="Preformatted_20_Text">Take the input from Scanner class to initialize all the non static fields through</text:p>
      <text:p text:style-name="Preformatted_20_Text">setCustomerDeatils() methods with proper validation.</text:p>
      <text:p text:style-name="Preformatted_20_Text"/>
      <text:p text:style-name="Preformatted_20_Text">Take one Infinite while loop [while(true){}], Under this loop take switch case to </text:p>
      <text:p text:style-name="Preformatted_20_Text">perform various operation as shown in the below output.</text:p>
      <text:p text:style-name="Preformatted_20_Text"/>
      <text:p text:style-name="Preformatted_20_Text"/>
      <text:p text:style-name="Preformatted_20_Text">Test cases for Output :</text:p>
      <text:p text:style-name="Preformatted_20_Text">------------------------</text:p>
      <text:p text:style-name="Preformatted_20_Text">Case 1 :</text:p>
      <text:p text:style-name="Preformatted_20_Text">---------</text:p>
      <text:p text:style-name="Preformatted_20_Text">===== Welcome to ICICI Bank =====</text:p>
      <text:p text:style-name="Preformatted_20_Text">Enter Customer Name : Ravi</text:p>
      <text:p text:style-name="Preformatted_20_Text">Enter Account Number : 12345</text:p>
      <text:p text:style-name="Preformatted_20_Text">Enter Opening Balance : 10000</text:p>
      <text:p text:style-name="Preformatted_20_Text"/>
      <text:p text:style-name="Preformatted_20_Text">Customer account created successfully! <text:s/>[setCustomerDetails()]</text:p>
      <text:p text:style-name="Preformatted_20_Text"/>
      <text:p text:style-name="Preformatted_20_Text"/>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1</text:p>
      <text:p text:style-name="Preformatted_20_Text">Enter deposit amount: 5000</text:p>
      <text:p text:style-name="Preformatted_20_Text">Deposit successful! ₹5000.0 credited.</text:p>
      <text:p text:style-name="Preformatted_20_Text"/>
      <text:p text:style-name="Preformatted_20_Text">===== MENU ===== <text:s/>[//This menu should come through infinite loop]</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text:p>
      <text:p text:style-name="Preformatted_20_Text"/>
      <text:p text:style-name="Preformatted_20_Text"/>
      <text:p text:style-name="Preformatted_20_Text">Case 2 :</text:p>
      <text:p text:style-name="Preformatted_20_Text">----------</text:p>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2</text:p>
      <text:p text:style-name="Preformatted_20_Text">Enter withdrawal amount: 3000</text:p>
      <text:p text:style-name="Preformatted_20_Text">Withdrawal successful! ₹3000.0 debited.</text:p>
      <text:p text:style-name="Preformatted_20_Text"/>
      <text:p text:style-name="Preformatted_20_Text">Case 3 :</text:p>
      <text:p text:style-name="Preformatted_20_Text">---------</text:p>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3</text:p>
      <text:p text:style-name="Preformatted_20_Text">Current Balance: ₹12000.0</text:p>
      <text:p text:style-name="Preformatted_20_Text"/>
      <text:p text:style-name="Preformatted_20_Text"><text:soft-page-break/>Case 4 :</text:p>
      <text:p text:style-name="Preformatted_20_Text">----------</text:p>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4</text:p>
      <text:p text:style-name="Preformatted_20_Text">Customer [Name=Ravi, AccountNumber=12345, Balance=13000.0]</text:p>
      <text:p text:style-name="Preformatted_20_Text"/>
      <text:p text:style-name="Preformatted_20_Text">Case 5 :</text:p>
      <text:p text:style-name="Preformatted_20_Text">---------</text:p>
      <text:p text:style-name="Preformatted_20_Text"/>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5</text:p>
      <text:p text:style-name="Preformatted_20_Text">Thank you for banking with ICICI Bank!</text:p>
      <text:p text:style-name="Preformatted_20_Text"/>
      <text:p text:style-name="Preformatted_20_Text"/>
      <text:p text:style-name="Preformatted_20_Text">Test cases for Wrong Input Validation :</text:p>
      <text:p text:style-name="Preformatted_20_Text">----------------------------------------</text:p>
      <text:p text:style-name="Preformatted_20_Text">Case 1:</text:p>
      <text:p text:style-name="Preformatted_20_Text">---------</text:p>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1</text:p>
      <text:p text:style-name="Preformatted_20_Text">Enter deposit amount: -5000</text:p>
      <text:p text:style-name="Preformatted_20_Text">Deposit amount should be greater than zero!</text:p>
      <text:p text:style-name="Preformatted_20_Text"/>
      <text:p text:style-name="Preformatted_20_Text">Case 2:</text:p>
      <text:p text:style-name="Preformatted_20_Text">--------</text:p>
      <text:p text:style-name="Preformatted_20_Text">===== Welcome to ICICI Bank =====</text:p>
      <text:p text:style-name="Preformatted_20_Text">Enter Customer Name : Ravi</text:p>
      <text:p text:style-name="Preformatted_20_Text">Enter Account Number : 1678</text:p>
      <text:p text:style-name="Preformatted_20_Text">Enter Opening Balance : 10000</text:p>
      <text:p text:style-name="Preformatted_20_Text"/>
      <text:p text:style-name="Preformatted_20_Text">Customer account created successfully!</text:p>
      <text:p text:style-name="Preformatted_20_Text"/>
      <text:p text:style-name="Preformatted_20_Text">===== MENU =====</text:p>
      <text:p text:style-name="Preformatted_20_Text">1. Deposit</text:p>
      <text:p text:style-name="Preformatted_20_Text">2. Withdraw</text:p>
      <text:p text:style-name="Preformatted_20_Text">3. Check Balance</text:p>
      <text:p text:style-name="Preformatted_20_Text">4. Display Customer Details</text:p>
      <text:p text:style-name="Preformatted_20_Text">5. Exit</text:p>
      <text:p text:style-name="Preformatted_20_Text">Enter your choice: 2</text:p>
      <text:p text:style-name="Preformatted_20_Text">Enter withdrawal amount: 15000</text:p>
      <text:p text:style-name="P1">You have insufficient balance!</text:p>
      <text:p text:style-name="Text_20_body"><text:line-break/><text:span text:style-name="T2">9-12</text:span></text:p>
      <text:p text:style-name="P8">MCQs</text:p>
      <text:p text:style-name="Preformatted_20_Text">----</text:p>
      <text:p text:style-name="Preformatted_20_Text">1) What does this refer to in Java?</text:p>
      <text:p text:style-name="Preformatted_20_Text"><text:soft-page-break/><text:s text:c="8"/>A. Current class name</text:p>
      <text:p text:style-name="Preformatted_20_Text"><text:s text:c="8"/>B. Current package</text:p>
      <text:p text:style-name="Preformatted_20_Text"><text:s text:c="8"/>C. Current object</text:p>
      <text:p text:style-name="Preformatted_20_Text"><text:s text:c="8"/>D. Parent object</text:p>
      <text:p text:style-name="Preformatted_20_Text"/>
      <text:p text:style-name="Preformatted_20_Text">2) class Test </text:p>
      <text:p text:style-name="Preformatted_20_Text"><text:s text:c="3"/>{</text:p>
      <text:p text:style-name="Preformatted_20_Text"><text:s text:c="4"/>int x = 10;</text:p>
      <text:p text:style-name="Preformatted_20_Text"/>
      <text:p text:style-name="Preformatted_20_Text"><text:s text:c="4"/>void show(int x) {</text:p>
      <text:p text:style-name="Preformatted_20_Text"><text:s text:c="8"/>System.out.println(this.x);</text:p>
      <text:p text:style-name="Preformatted_20_Text"><text:s text:c="4"/>}</text:p>
      <text:p text:style-name="Preformatted_20_Text"/>
      <text:p text:style-name="Preformatted_20_Text"><text:s text:c="4"/>void main()</text:p>
      <text:p text:style-name="Preformatted_20_Text"><text:s text:c="4"/>{</text:p>
      <text:p text:style-name="Preformatted_20_Text"><text:s text:c="8"/>new Test().show(50);</text:p>
      <text:p text:style-name="Preformatted_20_Text"><text:s text:c="4"/>}</text:p>
      <text:p text:style-name="Preformatted_20_Text"><text:s text:c="3"/>}</text:p>
      <text:p text:style-name="Preformatted_20_Text"/>
      <text:p text:style-name="Preformatted_20_Text"><text:s text:c="8"/>A. 50</text:p>
      <text:p text:style-name="Preformatted_20_Text"><text:s text:c="8"/>B. 10</text:p>
      <text:p text:style-name="Preformatted_20_Text"><text:s text:c="8"/>C. Compilation error</text:p>
      <text:p text:style-name="Preformatted_20_Text"><text:s text:c="8"/>D. 0</text:p>
      <text:p text:style-name="Preformatted_20_Text"/>
      <text:p text:style-name="Preformatted_20_Text"/>
      <text:p text:style-name="Preformatted_20_Text">3) Can this be used inside a static method?</text:p>
      <text:p text:style-name="Preformatted_20_Text"/>
      <text:p text:style-name="Preformatted_20_Text"><text:s text:c="8"/>A. Yes</text:p>
      <text:p text:style-name="Preformatted_20_Text"><text:s text:c="8"/>B. No</text:p>
      <text:p text:style-name="Preformatted_20_Text"><text:s text:c="8"/>C. Only inside constructor</text:p>
      <text:p text:style-name="Preformatted_20_Text"><text:s text:c="8"/>D. Only inside final methods</text:p>
      <text:p text:style-name="Preformatted_20_Text"/>
      <text:p text:style-name="Preformatted_20_Text"/>
      <text:p text:style-name="Preformatted_20_Text">4) class X </text:p>
      <text:p text:style-name="Preformatted_20_Text"><text:s text:c="3"/>{</text:p>
      <text:p text:style-name="Preformatted_20_Text"><text:s text:c="4"/>int a = 20;</text:p>
      <text:p text:style-name="Preformatted_20_Text"/>
      <text:p text:style-name="Preformatted_20_Text"><text:s text:c="4"/>void m1(int a)</text:p>
      <text:p text:style-name="Preformatted_20_Text"><text:s text:c="4"/>{</text:p>
      <text:p text:style-name="Preformatted_20_Text"><text:s text:c="8"/>a = this.a;</text:p>
      <text:p text:style-name="Preformatted_20_Text"><text:s text:c="8"/>System.out.println(a);</text:p>
      <text:p text:style-name="Preformatted_20_Text"><text:s text:c="4"/>}</text:p>
      <text:p text:style-name="Preformatted_20_Text"/>
      <text:p text:style-name="Preformatted_20_Text"><text:s text:c="4"/>public static void main(String[] args) {</text:p>
      <text:p text:style-name="Preformatted_20_Text"><text:s text:c="8"/>new X().m1(50);</text:p>
      <text:p text:style-name="Preformatted_20_Text"><text:s text:c="4"/>}</text:p>
      <text:p text:style-name="Preformatted_20_Text"><text:s text:c="2"/>}</text:p>
      <text:p text:style-name="Preformatted_20_Text"/>
      <text:p text:style-name="Preformatted_20_Text"><text:s text:c="8"/>A. 50</text:p>
      <text:p text:style-name="Preformatted_20_Text"><text:s text:c="8"/>B. 20</text:p>
      <text:p text:style-name="Preformatted_20_Text"><text:s text:c="8"/>C. 0</text:p>
      <text:p text:style-name="Preformatted_20_Text"><text:s text:c="8"/>D. Compilation error</text:p>
      <text:p text:style-name="Preformatted_20_Text"/>
      <text:p text:style-name="Preformatted_20_Text"/>
      <text:p text:style-name="Preformatted_20_Text">5) Write a class where local variables hide instance variables.</text:p>
      <text:p text:style-name="Preformatted_20_Text"/>
      <text:p text:style-name="Preformatted_20_Text">==========================================================================================</text:p>
      <text:p text:style-name="Preformatted_20_Text">Assignment 01 :</text:p>
      <text:p text:style-name="Preformatted_20_Text">----------------</text:p>
      <text:p text:style-name="Preformatted_20_Text">Write a program to demonstrate this keyword to access class variables.</text:p>
      <text:p text:style-name="Preformatted_20_Text"/>
      <text:p text:style-name="Preformatted_20_Text">-----------------------------------------------------------------------------------------</text:p>
      <text:p text:style-name="Preformatted_20_Text"><text:soft-page-break/>Assignment 02 :</text:p>
      <text:p text:style-name="Preformatted_20_Text">---------------</text:p>
      <text:p text:style-name="Preformatted_20_Text">Create a BLC class Employee :</text:p>
      <text:p text:style-name="Preformatted_20_Text"/>
      <text:p text:style-name="Preformatted_20_Text">Fields/Attributes/Properties [private access modifier]</text:p>
      <text:p text:style-name="Preformatted_20_Text">------------------------------------------------------</text:p>
      <text:p text:style-name="Preformatted_20_Text"><text:s text:c="4"/>id : int</text:p>
      <text:p text:style-name="Preformatted_20_Text"><text:s text:c="2"/>name : String</text:p>
      <text:p text:style-name="Preformatted_20_Text">salary : double</text:p>
      <text:p text:style-name="Preformatted_20_Text"/>
      <text:p text:style-name="Preformatted_20_Text">Methods :</text:p>
      <text:p text:style-name="Preformatted_20_Text">---------</text:p>
      <text:p text:style-name="Preformatted_20_Text">1)</text:p>
      <text:p text:style-name="Preformatted_20_Text"/>
      <text:p text:style-name="Preformatted_20_Text">Method Name <text:s text:c="12"/>: setEmployeeDetails()</text:p>
      <text:p text:style-name="Preformatted_20_Text">Parameter <text:s text:c="14"/>: 3 Parameters (int id, String name, double salary)</text:p>
      <text:p text:style-name="Preformatted_20_Text">Return Type <text:s text:c="12"/>: void</text:p>
      <text:p text:style-name="Preformatted_20_Text">Access modifier <text:s text:c="8"/>: public</text:p>
      <text:p text:style-name="Preformatted_20_Text"/>
      <text:p text:style-name="Preformatted_20_Text">In this method with the help of parameters variables, initialize the non static fields.</text:p>
      <text:p text:style-name="Preformatted_20_Text"/>
      <text:p text:style-name="Preformatted_20_Text">2) </text:p>
      <text:p text:style-name="Preformatted_20_Text"/>
      <text:p text:style-name="Preformatted_20_Text">Method Name <text:s text:c="12"/>: calculateSalaryIncrement()</text:p>
      <text:p text:style-name="Preformatted_20_Text">Parameter <text:s text:c="14"/>: No Parameter</text:p>
      <text:p text:style-name="Preformatted_20_Text">Return Type <text:s text:c="12"/>: void</text:p>
      <text:p text:style-name="Preformatted_20_Text">Access modifier <text:s text:c="8"/>: public</text:p>
      <text:p text:style-name="Preformatted_20_Text"/>
      <text:p text:style-name="Preformatted_20_Text">In this method we need to calculate salary increment based on employee salary on the following criteria :</text:p>
      <text:p text:style-name="Preformatted_20_Text"/>
      <text:p text:style-name="Preformatted_20_Text">Salary <text:s text:c="9"/>- <text:s text:c="5"/>Increment</text:p>
      <text:p text:style-name="Preformatted_20_Text">&lt;50000 <text:s text:c="9"/>- <text:s text:c="5"/>10 % increment on Salary</text:p>
      <text:p text:style-name="Preformatted_20_Text">50000 to 80000 <text:s/>- <text:s text:c="6"/>7 % increment on Salary</text:p>
      <text:p text:style-name="Preformatted_20_Text">&gt;80000 <text:s text:c="9"/>- <text:s text:c="6"/>5 % increment on Salary</text:p>
      <text:p text:style-name="Preformatted_20_Text"/>
      <text:p text:style-name="Preformatted_20_Text">Now print two details inside the method</text:p>
      <text:p text:style-name="Preformatted_20_Text"><text:s/>a) Salary increment amount</text:p>
      <text:p text:style-name="Preformatted_20_Text"><text:s/>b) After increment, Updated salary</text:p>
      <text:p text:style-name="Preformatted_20_Text"/>
      <text:p text:style-name="Preformatted_20_Text">3) Generate toString() method to print Employee object properties.</text:p>
      <text:p text:style-name="Preformatted_20_Text"/>
      <text:p text:style-name="Preformatted_20_Text">Create another ELC class called EmployeeDemo which contains main method.</text:p>
      <text:p text:style-name="Preformatted_20_Text">Create Employee Object, take the input from the Scanner class and call the methdos to get the following output.</text:p>
      <text:p text:style-name="Preformatted_20_Text"/>
      <text:p text:style-name="Preformatted_20_Text">Enter Employee ID: 101</text:p>
      <text:p text:style-name="Preformatted_20_Text">Enter Employee Name: Ravi Kumar</text:p>
      <text:p text:style-name="Preformatted_20_Text">Enter Employee Salary: 60000</text:p>
      <text:p text:style-name="Preformatted_20_Text"/>
      <text:p text:style-name="Preformatted_20_Text">----- Employee Information -----</text:p>
      <text:p text:style-name="Preformatted_20_Text">Employee Details:</text:p>
      <text:p text:style-name="Preformatted_20_Text">Employee [Id=101, Name=Ravi, Salary=84000.0]</text:p>
      <text:p text:style-name="Preformatted_20_Text"/>
      <text:p text:style-name="Preformatted_20_Text">----- Salary Increment Details -----</text:p>
      <text:p text:style-name="Preformatted_20_Text">Salary Increment Amount: 4200.0</text:p>
      <text:p text:style-name="Preformatted_20_Text">Updated Salary: 64200.0</text:p>
      <text:p text:style-name="Preformatted_20_Text"/>
      <text:p text:style-name="Preformatted_20_Text">------------------------------------------------------------------------------------------</text:p>
      <text:p text:style-name="Preformatted_20_Text">Assignment 03 :</text:p>
      <text:p text:style-name="Preformatted_20_Text">---------------</text:p>
      <text:p text:style-name="Preformatted_20_Text">Create a BLC class Product :</text:p>
      <text:p text:style-name="Preformatted_20_Text"><text:soft-page-break/></text:p>
      <text:p text:style-name="Preformatted_20_Text">Fields/Attributes/Properties [private access modifier]</text:p>
      <text:p text:style-name="Preformatted_20_Text">------------------------------------------------------</text:p>
      <text:p text:style-name="Preformatted_20_Text"><text:s text:c="4"/>id : int</text:p>
      <text:p text:style-name="Preformatted_20_Text"><text:s text:c="2"/>name : String</text:p>
      <text:p text:style-name="Preformatted_20_Text"><text:s/>price : double</text:p>
      <text:p text:style-name="Preformatted_20_Text"/>
      <text:p text:style-name="Preformatted_20_Text">Methods :</text:p>
      <text:p text:style-name="Preformatted_20_Text">---------</text:p>
      <text:p text:style-name="Preformatted_20_Text">1)</text:p>
      <text:p text:style-name="Preformatted_20_Text"/>
      <text:p text:style-name="Preformatted_20_Text">Method Name <text:s text:c="12"/>: setProductDetails()</text:p>
      <text:p text:style-name="Preformatted_20_Text">Parameter <text:s text:c="14"/>: 3 Parameters (int id, String name, double price)</text:p>
      <text:p text:style-name="Preformatted_20_Text">Return Type <text:s text:c="12"/>: void</text:p>
      <text:p text:style-name="Preformatted_20_Text">Access modifier <text:s text:c="8"/>: public</text:p>
      <text:p text:style-name="Preformatted_20_Text"/>
      <text:p text:style-name="Preformatted_20_Text">In this method with the help of parameters variables, initialize the non static fields</text:p>
      <text:p text:style-name="Preformatted_20_Text"/>
      <text:p text:style-name="Preformatted_20_Text">2) </text:p>
      <text:p text:style-name="Preformatted_20_Text"/>
      <text:p text:style-name="Preformatted_20_Text">Method Name <text:s text:c="12"/>: calculateDiscount()</text:p>
      <text:p text:style-name="Preformatted_20_Text">Parameter <text:s text:c="14"/>: No Parameter</text:p>
      <text:p text:style-name="Preformatted_20_Text">Return Type <text:s text:c="12"/>: void</text:p>
      <text:p text:style-name="Preformatted_20_Text">Access modifier <text:s text:c="8"/>: public</text:p>
      <text:p text:style-name="Preformatted_20_Text"/>
      <text:p text:style-name="Preformatted_20_Text">In this method we need to calculate the discount amount, After calculating discount based on the following criteria print the discout amount and final price of the product inside this method only.</text:p>
      <text:p text:style-name="Preformatted_20_Text"/>
      <text:p text:style-name="Preformatted_20_Text">Price <text:s text:c="18"/>- <text:s text:c="5"/>Discount</text:p>
      <text:p text:style-name="Preformatted_20_Text">&lt;1000 <text:s text:c="18"/>- <text:s text:c="6"/>5 % discount on the Original price</text:p>
      <text:p text:style-name="Preformatted_20_Text">&gt;=1000 to &lt;=5000 <text:s text:c="7"/>- <text:s text:c="6"/>10 % discount on the Original price</text:p>
      <text:p text:style-name="Preformatted_20_Text">&gt;5000 <text:s text:c="18"/>- <text:s text:c="6"/>15 % discount on the Original price</text:p>
      <text:p text:style-name="Preformatted_20_Text"/>
      <text:p text:style-name="Preformatted_20_Text"/>
      <text:p text:style-name="Preformatted_20_Text"/>
      <text:p text:style-name="Preformatted_20_Text">3) Generate toString() method to print the object properties.</text:p>
      <text:p text:style-name="Preformatted_20_Text"/>
      <text:p text:style-name="Preformatted_20_Text"/>
      <text:p text:style-name="Preformatted_20_Text">Create another ELC class called ProductDemo which contains main method.</text:p>
      <text:p text:style-name="Preformatted_20_Text">Create Product Object, take the input from the Scanner class and call the methdos to get the following output.</text:p>
      <text:p text:style-name="Preformatted_20_Text"/>
      <text:p text:style-name="Preformatted_20_Text">Enter Product ID: 101</text:p>
      <text:p text:style-name="Preformatted_20_Text">Enter Product Name: Laptop</text:p>
      <text:p text:style-name="Preformatted_20_Text">Enter Product Price: 84000</text:p>
      <text:p text:style-name="Preformatted_20_Text"/>
      <text:p text:style-name="Preformatted_20_Text">----- Product Details -----</text:p>
      <text:p text:style-name="Preformatted_20_Text">Product [productId=101, productName=Laptop, productPrice=84000.0]</text:p>
      <text:p text:style-name="Preformatted_20_Text">Discount Amount: 12600.0</text:p>
      <text:p text:style-name="Preformatted_20_Text">Price After Discount: 71400.0</text:p>
      <text:p text:style-name="P1">------------------------------------------------------------------------------------------</text:p>
      <text:p text:style-name="P10">10-12</text:p>
      <text:p text:style-name="P9">Assignment 01</text:p>
      <text:p text:style-name="Preformatted_20_Text">--------------</text:p>
      <text:p text:style-name="Preformatted_20_Text">Create a program to understand the use of Constructor in java program.</text:p>
      <text:p text:style-name="Preformatted_20_Text"/>
      <text:p text:style-name="Preformatted_20_Text">Create a BLC class called Car</text:p>
      <text:p text:style-name="Preformatted_20_Text"/>
      <text:p text:style-name="Preformatted_20_Text"><text:soft-page-break/>Attributes/Properties :[private access modifier for all the fields]</text:p>
      <text:p text:style-name="Preformatted_20_Text"/>
      <text:p text:style-name="Preformatted_20_Text">names <text:s text:c="11"/>Type</text:p>
      <text:p text:style-name="Preformatted_20_Text">-------- <text:s text:c="7"/>--------------- <text:s text:c="8"/></text:p>
      <text:p text:style-name="Preformatted_20_Text"><text:s/>model <text:s text:c="9"/>:String <text:s text:c="2"/></text:p>
      <text:p text:style-name="Preformatted_20_Text"><text:s/>year <text:s text:c="10"/>:int <text:s/></text:p>
      <text:p text:style-name="Preformatted_20_Text"><text:s/>price <text:s text:c="9"/>:double <text:s/></text:p>
      <text:p text:style-name="Preformatted_20_Text"><text:s/></text:p>
      <text:p text:style-name="Preformatted_20_Text">Implement a parameterized constructors to initialize these properties with parameter variable.</text:p>
      <text:p text:style-name="Preformatted_20_Text"/>
      <text:p text:style-name="Preformatted_20_Text">Generate toString() method to print Object properties.</text:p>
      <text:p text:style-name="Preformatted_20_Text"/>
      <text:p text:style-name="Preformatted_20_Text">Take another class ConstructorDemo (ELC Class) which is having main method and instantiate the Car object to get the desired output</text:p>
      <text:p text:style-name="Preformatted_20_Text"/>
      <text:p text:style-name="Preformatted_20_Text">Test Cases for Output :</text:p>
      <text:p text:style-name="Preformatted_20_Text">------------------------</text:p>
      <text:p text:style-name="Preformatted_20_Text">Enter Car Model :Toyota</text:p>
      <text:p text:style-name="Preformatted_20_Text">Enter Car Manufacturing year :2025</text:p>
      <text:p text:style-name="Preformatted_20_Text">Enter Car Price :1500000</text:p>
      <text:p text:style-name="Preformatted_20_Text">Car [model=Toyota, year=2025, price=1500000.0]</text:p>
      <text:p text:style-name="Preformatted_20_Text"/>
      <text:p text:style-name="Preformatted_20_Text"/>
      <text:p text:style-name="Preformatted_20_Text">Test Case for Input Validation :</text:p>
      <text:p text:style-name="Preformatted_20_Text">--------------------------------</text:p>
      <text:p text:style-name="Preformatted_20_Text">Test Case 1 :</text:p>
      <text:p text:style-name="Preformatted_20_Text"/>
      <text:p text:style-name="Preformatted_20_Text">Enter Car Model :Toyota</text:p>
      <text:p text:style-name="Preformatted_20_Text">Enter Car Manufacturing year :2010</text:p>
      <text:p text:style-name="Preformatted_20_Text">Enter Car Price :120000</text:p>
      <text:p text:style-name="Preformatted_20_Text">year must be greater than 2010</text:p>
      <text:p text:style-name="Preformatted_20_Text"/>
      <text:p text:style-name="Preformatted_20_Text">Test Case 2 :</text:p>
      <text:p text:style-name="Preformatted_20_Text"/>
      <text:p text:style-name="Preformatted_20_Text">Enter Car Model :BMW</text:p>
      <text:p text:style-name="Preformatted_20_Text">Enter Car Manufacturing year :2024</text:p>
      <text:p text:style-name="Preformatted_20_Text">Enter Car Price :-1000000</text:p>
      <text:p text:style-name="Preformatted_20_Text">Price must be positive integer</text:p>
      <text:p text:style-name="Preformatted_20_Text"/>
      <text:p text:style-name="Preformatted_20_Text">========================================================================</text:p>
      <text:p text:style-name="Preformatted_20_Text">Assignment 02</text:p>
      <text:p text:style-name="Preformatted_20_Text">--------------</text:p>
      <text:p text:style-name="Preformatted_20_Text">Create an Employee class (BLC Class)</text:p>
      <text:p text:style-name="Preformatted_20_Text"/>
      <text:p text:style-name="Preformatted_20_Text">Attributes/Properties :[private access modifier for all the fields]</text:p>
      <text:p text:style-name="Preformatted_20_Text"/>
      <text:p text:style-name="Preformatted_20_Text">names <text:s text:c="11"/>Type</text:p>
      <text:p text:style-name="Preformatted_20_Text">-------- <text:s text:c="7"/>--------------- <text:s text:c="8"/></text:p>
      <text:p text:style-name="Preformatted_20_Text"><text:s/>firstName <text:s text:c="5"/>:String <text:s text:c="2"/></text:p>
      <text:p text:style-name="Preformatted_20_Text"><text:s/>lastName <text:s text:c="6"/>:String <text:s/></text:p>
      <text:p text:style-name="Preformatted_20_Text"><text:s/>employeeId <text:s text:c="4"/>:int <text:s/></text:p>
      <text:p text:style-name="Preformatted_20_Text"><text:s/>salary <text:s text:c="8"/>:double <text:s/></text:p>
      <text:p text:style-name="Preformatted_20_Text"><text:s/>NoOfProject <text:s text:c="3"/>:int </text:p>
      <text:p text:style-name="Preformatted_20_Text"/>
      <text:p text:style-name="Preformatted_20_Text">Implement parameterized constructors to initialize these properties.</text:p>
      <text:p text:style-name="Preformatted_20_Text"/>
      <text:p text:style-name="Preformatted_20_Text">Generate toString() method to print Object Properties.</text:p>
      <text:p text:style-name="Preformatted_20_Text"/>
      <text:p text:style-name="Preformatted_20_Text">implement calculateSalary() method that will add extra ammount in salary based on NoOfProject.</text:p>
      <text:p text:style-name="Preformatted_20_Text"/>
      <text:p text:style-name="Preformatted_20_Text">Return Type <text:s text:c="4"/>: void</text:p>
      <text:p text:style-name="Preformatted_20_Text">Access modifier :public</text:p>
      <text:p text:style-name="Preformatted_20_Text"><text:soft-page-break/></text:p>
      <text:p text:style-name="Preformatted_20_Text">NoOfProject is more than 5 and less than 10 then add 5000</text:p>
      <text:p text:style-name="Preformatted_20_Text">NoOfProject is more than 10 and less that 20 then add 10000</text:p>
      <text:p text:style-name="Preformatted_20_Text">NoOfProject is more than 20 then add 15000</text:p>
      <text:p text:style-name="Preformatted_20_Text"/>
      <text:p text:style-name="Preformatted_20_Text">Take another class Tester (ELC Class) which is having main method and instantiate the Employee object and execute the methods.</text:p>
      <text:p text:style-name="Preformatted_20_Text"/>
      <text:p text:style-name="Preformatted_20_Text"/>
      <text:p text:style-name="Preformatted_20_Text">Test Case 1: </text:p>
      <text:p text:style-name="Preformatted_20_Text">----------------</text:p>
      <text:p text:style-name="Preformatted_20_Text">Valid Input with Projects Between 6 and 10</text:p>
      <text:p text:style-name="Preformatted_20_Text">Input:</text:p>
      <text:p text:style-name="Preformatted_20_Text"/>
      <text:p text:style-name="Preformatted_20_Text">firstName: John</text:p>
      <text:p text:style-name="Preformatted_20_Text">lastName: Doe</text:p>
      <text:p text:style-name="Preformatted_20_Text">employeeId: 101</text:p>
      <text:p text:style-name="Preformatted_20_Text">salary: 50000.00</text:p>
      <text:p text:style-name="Preformatted_20_Text">NoOfProject: 7</text:p>
      <text:p text:style-name="Preformatted_20_Text"/>
      <text:p text:style-name="Preformatted_20_Text">Expected Output:</text:p>
      <text:p text:style-name="Preformatted_20_Text"/>
      <text:p text:style-name="Preformatted_20_Text">After executing calculateSalary(), the salary should be updated to 55000.00.</text:p>
      <text:p text:style-name="Preformatted_20_Text">Print output showing the updated salary: 55000.00.</text:p>
      <text:p text:style-name="Preformatted_20_Text"/>
      <text:p text:style-name="Preformatted_20_Text">Test Case 2:</text:p>
      <text:p text:style-name="Preformatted_20_Text">---------------</text:p>
      <text:p text:style-name="Preformatted_20_Text"><text:s/>Invalid Number of Projects (Negative Value)</text:p>
      <text:p text:style-name="Preformatted_20_Text">Sample Input:</text:p>
      <text:p text:style-name="Preformatted_20_Text"/>
      <text:p text:style-name="Preformatted_20_Text">firstName: Michael</text:p>
      <text:p text:style-name="Preformatted_20_Text">lastName: Johnson</text:p>
      <text:p text:style-name="Preformatted_20_Text">employeeId: 105</text:p>
      <text:p text:style-name="Preformatted_20_Text">salary: 45000.00</text:p>
      <text:p text:style-name="Preformatted_20_Text">NoOfProject: -5</text:p>
      <text:p text:style-name="Preformatted_20_Text"/>
      <text:p text:style-name="Preformatted_20_Text">Expected Output:</text:p>
      <text:p text:style-name="Preformatted_20_Text"/>
      <text:p text:style-name="Preformatted_20_Text">Print an error message indicating invalid number of projects (e.g., "Number of projects cannot be negative").</text:p>
      <text:p text:style-name="Preformatted_20_Text">Salary remains 45000.00.</text:p>
      <text:p text:style-name="Preformatted_20_Text"/>
      <text:p text:style-name="Preformatted_20_Text">------------------------------------------------------------------------</text:p>
      <text:p text:style-name="Preformatted_20_Text">Assignment 03 :</text:p>
      <text:p text:style-name="Preformatted_20_Text">---------------</text:p>
      <text:p text:style-name="Preformatted_20_Text">Design a Book printing System</text:p>
      <text:p text:style-name="Preformatted_20_Text"/>
      <text:p text:style-name="Preformatted_20_Text">Create a class <text:s/>Book (BLC Class)</text:p>
      <text:p text:style-name="Preformatted_20_Text"/>
      <text:p text:style-name="Preformatted_20_Text">Attributes/Properties :[private access modifier for all the fields]</text:p>
      <text:p text:style-name="Preformatted_20_Text"/>
      <text:p text:style-name="Preformatted_20_Text">Name <text:s text:c="16"/>data type </text:p>
      <text:p text:style-name="Preformatted_20_Text">------- <text:s text:c="14"/>-----------</text:p>
      <text:p text:style-name="Preformatted_20_Text">title <text:s text:c="16"/>:String</text:p>
      <text:p text:style-name="Preformatted_20_Text">author <text:s text:c="15"/>:String</text:p>
      <text:p text:style-name="Preformatted_20_Text">price <text:s text:c="16"/>:double</text:p>
      <text:p text:style-name="Preformatted_20_Text"/>
      <text:p text:style-name="Preformatted_20_Text">Implement a parameterized constructor to initialize all the fields</text:p>
      <text:p text:style-name="Preformatted_20_Text"/>
      <text:p text:style-name="Preformatted_20_Text">Methods :</text:p>
      <text:p text:style-name="Preformatted_20_Text">Genearte toString() method to print object properties.</text:p>
      <text:p text:style-name="Preformatted_20_Text"/>
      <text:p text:style-name="Preformatted_20_Text">Method Name <text:s text:c="12"/>:applyDiscount(double discountPercentage)</text:p>
      <text:p text:style-name="Preformatted_20_Text">Return type <text:s text:c="12"/>:void</text:p>
      <text:p text:style-name="Preformatted_20_Text"><text:soft-page-break/>Acess modifier <text:s text:c="9"/>:public</text:p>
      <text:p text:style-name="Preformatted_20_Text"/>
      <text:p text:style-name="Preformatted_20_Text"/>
      <text:p text:style-name="Preformatted_20_Text">Take Main class (ELC Class) which having in main method <text:s/>and execute the main method</text:p>
      <text:p text:style-name="Preformatted_20_Text"/>
      <text:p text:style-name="Preformatted_20_Text"/>
      <text:p text:style-name="Preformatted_20_Text">Test Cases :</text:p>
      <text:p text:style-name="Preformatted_20_Text">--------------</text:p>
      <text:p text:style-name="Preformatted_20_Text"/>
      <text:p text:style-name="Preformatted_20_Text">Test Case 1:</text:p>
      <text:p text:style-name="Preformatted_20_Text"><text:s/>Applying Invalid Discount (Negative)</text:p>
      <text:p text:style-name="Preformatted_20_Text"/>
      <text:p text:style-name="Preformatted_20_Text">Error: Invalid discount percentage.</text:p>
      <text:p text:style-name="Preformatted_20_Text">Title: 1984</text:p>
      <text:p text:style-name="Preformatted_20_Text">Author: George Orwell</text:p>
      <text:p text:style-name="Preformatted_20_Text">Price: 14.391</text:p>
      <text:p text:style-name="Preformatted_20_Text"/>
      <text:p text:style-name="Preformatted_20_Text">Test Case 2: Creating Book with Negative Price</text:p>
      <text:p text:style-name="Preformatted_20_Text">Error : Book Price cannot be negative.</text:p>
      <text:p text:style-name="Preformatted_20_Text">Title: Negative Price Book</text:p>
      <text:p text:style-name="Preformatted_20_Text">Author: No Author</text:p>
      <text:p text:style-name="P1">Price: -5.0</text:p>
      <text:p text:style-name="P10"/>
      <text:p text:style-name="P12">12-2</text:p>
      <text:p text:style-name="P11">Design an inventory system for a retail store :</text:p>
      <text:p text:style-name="Preformatted_20_Text"><text:s text:c="2"/></text:p>
      <text:p text:style-name="Preformatted_20_Text">InventoryItem Class: [BLC Class]</text:p>
      <text:p text:style-name="Preformatted_20_Text"/>
      <text:p text:style-name="Preformatted_20_Text">Create an InventoryItem class with the following </text:p>
      <text:p text:style-name="Preformatted_20_Text"><text:s/></text:p>
      <text:p text:style-name="Preformatted_20_Text">Instance Variables:(private for all the fields)</text:p>
      <text:p text:style-name="Preformatted_20_Text">------------------------------------------------</text:p>
      <text:p text:style-name="Preformatted_20_Text">Name <text:s text:c="19"/>dataType</text:p>
      <text:p text:style-name="Preformatted_20_Text">--------- <text:s text:c="14"/>-----------</text:p>
      <text:p text:style-name="Preformatted_20_Text">itemName <text:s text:c="15"/>String </text:p>
      <text:p text:style-name="Preformatted_20_Text">pricePerUnit <text:s text:c="11"/>double </text:p>
      <text:p text:style-name="Preformatted_20_Text">quantityInStock <text:s text:c="8"/>int </text:p>
      <text:p text:style-name="Preformatted_20_Text"/>
      <text:p text:style-name="Preformatted_20_Text">Implement a constructor that takes parameters to initialize the attributes of the InventoryItem object. [Validation is not reqd for this program]</text:p>
      <text:p text:style-name="Preformatted_20_Text"/>
      <text:p text:style-name="Preformatted_20_Text">Provide getter and setter methods for each attribute to ensure proper encapsulation.</text:p>
      <text:p text:style-name="Preformatted_20_Text"/>
      <text:p text:style-name="Preformatted_20_Text"><text:s/>Method:</text:p>
      <text:p text:style-name="Preformatted_20_Text">-------------</text:p>
      <text:p text:style-name="Preformatted_20_Text">MethodName <text:s text:c="13"/>:calculateTotalValue()</text:p>
      <text:p text:style-name="Preformatted_20_Text">Return Type <text:s text:c="12"/>:double</text:p>
      <text:p text:style-name="Preformatted_20_Text">Access Modifier <text:s text:c="8"/>:public</text:p>
      <text:p text:style-name="Preformatted_20_Text"/>
      <text:p text:style-name="Preformatted_20_Text">This method should calculate and return the total value of the inventory item in stock, which is the product of the price per unit and the quantity in stock.</text:p>
      <text:p text:style-name="Preformatted_20_Text"/>
      <text:p text:style-name="Preformatted_20_Text">Take a InventoryMain class (ELC Class) which is having <text:s/>main method to <text:s/>Create Object for inventory class and print complete details by using the method calculateTotalValue().</text:p>
      <text:p text:style-name="Preformatted_20_Text"/>
      <text:p text:style-name="Preformatted_20_Text">IF WE HAVE ANY NEW UPDATION IN STOCK LIKE ITEM PRICE OR ITEM QUANTITY THEN</text:p>
      <text:p text:style-name="Preformatted_20_Text">CALL SETTER METHOD TO UPDATE THE NEW PRICE OR NEW QUANTITY.[See the Test</text:p>
      <text:p text:style-name="Preformatted_20_Text"><text:soft-page-break/>cases for more details]</text:p>
      <text:p text:style-name="Preformatted_20_Text"/>
      <text:p text:style-name="Preformatted_20_Text">If any update in stock is there then take the new price OR new quantity from user otherwise shutdown JVM using System.exit(0).</text:p>
      <text:p text:style-name="Preformatted_20_Text"/>
      <text:p text:style-name="Preformatted_20_Text">Test Cases for Output</text:p>
      <text:p text:style-name="Preformatted_20_Text">-------------------</text:p>
      <text:p text:style-name="Preformatted_20_Text">Test Case 01 :</text:p>
      <text:p text:style-name="Preformatted_20_Text">--------------</text:p>
      <text:p text:style-name="Preformatted_20_Text">Enter Item Name: Laptop</text:p>
      <text:p text:style-name="Preformatted_20_Text">Enter Price Per Unit: 80000</text:p>
      <text:p text:style-name="Preformatted_20_Text">Enter Quantity In Stock: 10</text:p>
      <text:p text:style-name="Preformatted_20_Text"/>
      <text:p text:style-name="Preformatted_20_Text">Inventory Item Details:</text:p>
      <text:p text:style-name="Preformatted_20_Text">Item Name: Laptop</text:p>
      <text:p text:style-name="Preformatted_20_Text">Price Per Unit: 80000.0</text:p>
      <text:p text:style-name="Preformatted_20_Text">Quantity in Stock: 10</text:p>
      <text:p text:style-name="Preformatted_20_Text">Total Inventory Value: 800000.00</text:p>
      <text:p text:style-name="Preformatted_20_Text">Any updation in Stock Price OR Quantity :NO</text:p>
      <text:p text:style-name="Preformatted_20_Text"/>
      <text:p text:style-name="Preformatted_20_Text">Test Case 02 :</text:p>
      <text:p text:style-name="Preformatted_20_Text">--------------</text:p>
      <text:p text:style-name="Preformatted_20_Text">Enter Item Name: Laptop</text:p>
      <text:p text:style-name="Preformatted_20_Text">Enter Price Per Unit: 80000</text:p>
      <text:p text:style-name="Preformatted_20_Text">Enter Quantity In Stock: 10</text:p>
      <text:p text:style-name="Preformatted_20_Text"/>
      <text:p text:style-name="Preformatted_20_Text">Inventory Item Details:</text:p>
      <text:p text:style-name="Preformatted_20_Text">Item Name: Laptop</text:p>
      <text:p text:style-name="Preformatted_20_Text">Price Per Unit: 80000.0</text:p>
      <text:p text:style-name="Preformatted_20_Text">Quantity in Stock: 10</text:p>
      <text:p text:style-name="Preformatted_20_Text">Total Inventory Value: 800000.00</text:p>
      <text:p text:style-name="Preformatted_20_Text">Any updation in Stock Price OR Quantity :Yes</text:p>
      <text:p text:style-name="Preformatted_20_Text">Enter New Price Per Unit :90000</text:p>
      <text:p text:style-name="Preformatted_20_Text">Enter New Quantity In Stock: 5</text:p>
      <text:p text:style-name="Preformatted_20_Text"/>
      <text:p text:style-name="Preformatted_20_Text">Updated Inventory Item Details:</text:p>
      <text:p text:style-name="Preformatted_20_Text">Item Name: Laptop</text:p>
      <text:p text:style-name="Preformatted_20_Text">Price Per Unit: 90000.0</text:p>
      <text:p text:style-name="Preformatted_20_Text">Quantity in Stock: 5</text:p>
      <text:p text:style-name="P1">Total Inventory Value: 450000.00</text:p>
      <text:p text:style-name="Text_20_body"/>
      <text:p text:style-name="P14">15-2</text:p>
      <text:p text:style-name="P13">Assignment : 01</text:p>
      <text:p text:style-name="Preformatted_20_Text">---------------</text:p>
      <text:p text:style-name="Preformatted_20_Text">Create a BLC class Student. </text:p>
      <text:p text:style-name="Preformatted_20_Text"/>
      <text:p text:style-name="Preformatted_20_Text">Field/Attribute/Properties [Access modifier : private]</text:p>
      <text:p text:style-name="Preformatted_20_Text"/>
      <text:p text:style-name="Preformatted_20_Text">name : String</text:p>
      <text:p text:style-name="Preformatted_20_Text">age : int</text:p>
      <text:p text:style-name="Preformatted_20_Text">grade : String</text:p>
      <text:p text:style-name="Preformatted_20_Text"/>
      <text:p text:style-name="Preformatted_20_Text">Take a private parameterized constructor to initialize the field so, We can call the Constructor from BLC class only.</text:p>
      <text:p text:style-name="Preformatted_20_Text"/>
      <text:p text:style-name="Preformatted_20_Text">Methods :</text:p>
      <text:p text:style-name="Preformatted_20_Text">----------</text:p>
      <text:p text:style-name="Preformatted_20_Text">1)</text:p>
      <text:p text:style-name="Preformatted_20_Text">Name of the Method : createStudentObject()</text:p>
      <text:p text:style-name="Preformatted_20_Text"><text:s text:c="9"/>Parameter : three parameter name, age and grade </text:p>
      <text:p text:style-name="Preformatted_20_Text"><text:soft-page-break/><text:s text:c="7"/>return type : Student [Factory Method]</text:p>
      <text:p text:style-name="Preformatted_20_Text"><text:s text:c="3"/>Access modifier : public</text:p>
      <text:p text:style-name="Preformatted_20_Text"><text:s text:c="3"/>Non access modifier : static</text:p>
      <text:p text:style-name="Preformatted_20_Text">In this method return the Student object.</text:p>
      <text:p text:style-name="Preformatted_20_Text"/>
      <text:p text:style-name="Preformatted_20_Text"/>
      <text:p text:style-name="Preformatted_20_Text">Generate toString() method.</text:p>
      <text:p text:style-name="Preformatted_20_Text"/>
      <text:p text:style-name="Preformatted_20_Text">Create a ELC class TestStudent</text:p>
      <text:p text:style-name="Preformatted_20_Text">Main Method: In the main method, write code to:</text:p>
      <text:p text:style-name="Preformatted_20_Text"/>
      <text:p text:style-name="Preformatted_20_Text">Take an Infinite while loop, Prompt the user to enter values for name, age, and grade through IO class. Call the createStudentObject() with specified value which will </text:p>
      <text:p text:style-name="Preformatted_20_Text">return Student object. Print student data using toString() method.</text:p>
      <text:p text:style-name="Preformatted_20_Text"/>
      <text:p text:style-name="Preformatted_20_Text">Ask choice from the user, whether the user wants to continue to create and return more Student object or not. By using equalsIgnoreCase() come out from the Infinite loop, If the </text:p>
      <text:p text:style-name="Preformatted_20_Text">user choice is - no</text:p>
      <text:p text:style-name="Preformatted_20_Text"/>
      <text:p text:style-name="Preformatted_20_Text"/>
      <text:p text:style-name="Preformatted_20_Text"/>
      <text:p text:style-name="Preformatted_20_Text">Assignment : 2</text:p>
      <text:p text:style-name="Preformatted_20_Text">---------------</text:p>
      <text:p text:style-name="Preformatted_20_Text">Create a BLC class Employee. </text:p>
      <text:p text:style-name="Preformatted_20_Text"/>
      <text:p text:style-name="Preformatted_20_Text">Field/Attribute/Properties [Access modifier : private]</text:p>
      <text:p text:style-name="Preformatted_20_Text"/>
      <text:p text:style-name="Preformatted_20_Text">name : String</text:p>
      <text:p text:style-name="Preformatted_20_Text">id : int</text:p>
      <text:p text:style-name="Preformatted_20_Text">department : String</text:p>
      <text:p text:style-name="Preformatted_20_Text">salary : double</text:p>
      <text:p text:style-name="Preformatted_20_Text"/>
      <text:p text:style-name="Preformatted_20_Text">Take a private parameterized constructor to initialize the field so, We can call the Constructor from BLC class only.</text:p>
      <text:p text:style-name="Preformatted_20_Text"/>
      <text:p text:style-name="Preformatted_20_Text">Methods :</text:p>
      <text:p text:style-name="Preformatted_20_Text">----------</text:p>
      <text:p text:style-name="Preformatted_20_Text">1)</text:p>
      <text:p text:style-name="Preformatted_20_Text">Name of the Method : createEmployeeObject()</text:p>
      <text:p text:style-name="Preformatted_20_Text"><text:s text:c="9"/>Parameter : 4 parameters name, id, department and salary </text:p>
      <text:p text:style-name="Preformatted_20_Text"><text:s text:c="7"/>return type : Employee</text:p>
      <text:p text:style-name="Preformatted_20_Text"><text:s text:c="3"/>Access modifier : public</text:p>
      <text:p text:style-name="Preformatted_20_Text"><text:s text:c="3"/>Non access modifier : static</text:p>
      <text:p text:style-name="Preformatted_20_Text">In this method return the Employee Object.</text:p>
      <text:p text:style-name="Preformatted_20_Text"/>
      <text:p text:style-name="Preformatted_20_Text"/>
      <text:p text:style-name="Preformatted_20_Text">2) Generate toString() method. Call calculateAnnualSalary() method from</text:p>
      <text:p text:style-name="Preformatted_20_Text"><text:s text:c="3"/>this method to display deatils.</text:p>
      <text:p text:style-name="Preformatted_20_Text"/>
      <text:p text:style-name="Preformatted_20_Text">3)</text:p>
      <text:p text:style-name="Preformatted_20_Text">Name of the Method : calculateAnnualSalary()</text:p>
      <text:p text:style-name="Preformatted_20_Text"><text:s text:c="9"/>Parameter : No Parameter </text:p>
      <text:p text:style-name="Preformatted_20_Text"><text:s text:c="7"/>return type : double</text:p>
      <text:p text:style-name="Preformatted_20_Text"><text:s text:c="3"/>Access modifier : public</text:p>
      <text:p text:style-name="Preformatted_20_Text"><text:s text:c="2"/></text:p>
      <text:p text:style-name="Preformatted_20_Text">In this method with the help of switch case calculates and returns the annual salary of the employee based on their salary (monthly salary).</text:p>
      <text:p text:style-name="Preformatted_20_Text">Adds a bonus based on the department:</text:p>
      <text:p text:style-name="Preformatted_20_Text">Sales: 10% bonus of annual salary.</text:p>
      <text:p text:style-name="Preformatted_20_Text">Engineering: 15% bonus of annual salary.</text:p>
      <text:p text:style-name="Preformatted_20_Text">HR: 8% bonus of annual salary.</text:p>
      <text:p text:style-name="Preformatted_20_Text">Other: 5% bonus of annual salary.</text:p>
      <text:p text:style-name="Preformatted_20_Text"><text:soft-page-break/></text:p>
      <text:p text:style-name="Preformatted_20_Text">Create a ELC class TestEmployee</text:p>
      <text:p text:style-name="Preformatted_20_Text">Main Method: In the main method, write code to:</text:p>
      <text:p text:style-name="Preformatted_20_Text"/>
      <text:p text:style-name="Preformatted_20_Text">Take an Infinite while loop, Prompt the user to enter values for name, id,department and salary through IO class. Call the createEmployeeObject() with specified value which will return Employee object. Print Employee data using toString() method and print the</text:p>
      <text:p text:style-name="Preformatted_20_Text">calculateAnnualSalary() also.</text:p>
      <text:p text:style-name="Preformatted_20_Text"/>
      <text:p text:style-name="Preformatted_20_Text">Ask choice from the user, whether the user wants to continue to create and return more Employee object or not. By using equalsIgnoreCase() come out from the Infinite loop, If the user choice is - no</text:p>
      <text:p text:style-name="Preformatted_20_Text"/>
      <text:p text:style-name="Preformatted_20_Text">Test Case :</text:p>
      <text:p text:style-name="Preformatted_20_Text">-------------</text:p>
      <text:p text:style-name="Preformatted_20_Text">How many employees do you want to create? 2</text:p>
      <text:p text:style-name="Preformatted_20_Text"/>
      <text:p text:style-name="Preformatted_20_Text">--- Employee Details ---</text:p>
      <text:p text:style-name="Preformatted_20_Text"/>
      <text:p text:style-name="Preformatted_20_Text">Enter details for Employee 1:</text:p>
      <text:p text:style-name="Preformatted_20_Text">Enter Employee ID: 111</text:p>
      <text:p text:style-name="Preformatted_20_Text">Enter Employee Name: Scott</text:p>
      <text:p text:style-name="Preformatted_20_Text">Enter Monthly Salary: 40000</text:p>
      <text:p text:style-name="Preformatted_20_Text">Enter Department (Sales, Engineering, HR, Other): HR</text:p>
      <text:p text:style-name="Preformatted_20_Text">ID: 111, Name: Scott, Department: HR, Monthly Salary: 40000.00, </text:p>
      <text:p text:style-name="Preformatted_20_Text">Annual Salary (with Bonus): 518400.00</text:p>
      <text:p text:style-name="Preformatted_20_Text"/>
      <text:p text:style-name="Preformatted_20_Text">Enter details for Employee 2:</text:p>
      <text:p text:style-name="Preformatted_20_Text">Enter Employee ID: 222</text:p>
      <text:p text:style-name="Preformatted_20_Text">Enter Employee Name: Smith</text:p>
      <text:p text:style-name="Preformatted_20_Text">Enter Monthly Salary: 60000</text:p>
      <text:p text:style-name="Preformatted_20_Text">Enter Department (Sales, Engineering, HR, Other): Sales</text:p>
      <text:p text:style-name="Preformatted_20_Text">ID: 222, Name: Smith, Department: Sales, Monthly Salary: 60000.00, </text:p>
      <text:p text:style-name="P1">Annual Salary (with Bonus): 792000.00</text:p>
      <text:p text:style-name="Text_20_body"><text:line-break/><text:line-break/><text:span text:style-name="T3">26 – 12<text:line-break/></text:span><text:span text:style-name="T4">Assignment :</text:span><text:line-break/><text:span text:style-name="T5"> </text:span><text:span text:style-name="T4">------------</text:span><text:line-break/><text:span text:style-name="T5"> </text:span><text:span text:style-name="T4">Create a Program to Develop Hierarchical Inheritance for Employee Management System</text:span><text:line-break/><text:span text:style-name="T5"> </text:span><text:line-break/><text:span text:style-name="T5"> </text:span><text:span text:style-name="T4">Here Employee is super class and it has two sub classes PermanentEmployee and ContractEmployee.</text:span><text:line-break/><text:span text:style-name="T5">   </text:span><text:line-break/><text:span text:style-name="T5"> </text:span><text:span text:style-name="T4">We need to display the details of PermanentEmployee including provident fund and net Salary.</text:span><text:line-break/><text:span text:style-name="T5"> </text:span><text:line-break/><text:span text:style-name="T5"> </text:span><text:span text:style-name="T4">We need to display the details of ContractEmployee including contract</text:span><text:line-break/><text:span text:style-name="T5"> </text:span><text:span text:style-name="T4">duration.</text:span><text:line-break/><text:span text:style-name="T5"> </text:span><text:line-break/><text:span text:style-name="T5"> </text:span><text:span text:style-name="T4">Coding Requirements :</text:span><text:line-break/><text:span text:style-name="T5"> </text:span><text:span text:style-name="T4">----------------------</text:span><text:line-break/><text:span text:style-name="T5"> </text:span><text:span text:style-name="T4">Create a BLC class called Employee.</text:span><text:line-break/><text:span text:style-name="T5">   </text:span><text:line-break/><text:soft-page-break/><text:span text:style-name="T5"> </text:span><text:span text:style-name="T4">Attributes/ Properties [protected]</text:span><text:line-break/><text:span text:style-name="T5"> </text:span><text:span text:style-name="T4">employeeId - int</text:span><text:line-break/><text:span text:style-name="T5"> </text:span><text:span text:style-name="T4">employeeName - String</text:span><text:line-break/><text:span text:style-name="T5"> </text:span><text:span text:style-name="T4">employeeSalary - double</text:span><text:line-break/><text:span text:style-name="T5"> </text:span><text:line-break/><text:span text:style-name="T5"> </text:span><text:line-break/><text:span text:style-name="T5"> </text:span><text:span text:style-name="T4">Create a Parameterized constructor to initialize all fields.</text:span><text:line-break/><text:span text:style-name="T5"> </text:span><text:span text:style-name="T4">Create another BLC class PermanentEmployee which extends from Employee</text:span><text:line-break/><text:span text:style-name="T5"> </text:span><text:line-break/><text:span text:style-name="T5"> </text:span><text:span text:style-name="T4">Attributes/ Properties [protected]</text:span><text:line-break/><text:span text:style-name="T5"> </text:span><text:span text:style-name="T4">providentfund - double</text:span><text:line-break/><text:span text:style-name="T5"> </text:span><text:line-break/><text:span text:style-name="T5"> </text:span><text:line-break/><text:span text:style-name="T5"> </text:span><text:span text:style-name="T4">Create a parameterized constructor to initialize super class properties only</text:span><text:line-break/><text:span text:style-name="T5"> </text:span><text:line-break/><text:span text:style-name="T5"> </text:span><text:span text:style-name="T4">[Note : providentfund property will not initialize through constructor]</text:span><text:line-break/><text:span text:style-name="T5"> </text:span><text:line-break/><text:span text:style-name="T5">   </text:span><text:line-break/><text:span text:style-name="T5"> </text:span><text:span text:style-name="T4">Initialize providentfund manually, It must be 12% of the salary.</text:span><text:line-break/><text:span text:style-name="T5"> </text:span><text:line-break/><text:span text:style-name="T5"> </text:span><text:span text:style-name="T4">Genarate toString() method to print all the properties of super class as well as sub class.</text:span><text:line-break/><text:span text:style-name="T5"> </text:span><text:span text:style-name="T4">[See the test cases for more details]</text:span><text:line-break/><text:span text:style-name="T5"> </text:span><text:line-break/><text:span text:style-name="T5"> </text:span><text:span text:style-name="T4">Method :</text:span><text:line-break/><text:span text:style-name="T5"> </text:span><text:span text:style-name="T4">--------</text:span><text:line-break/><text:span text:style-name="T5"> </text:span><text:span text:style-name="T4">Method Name  :   netSalary()</text:span><text:line-break/><text:span text:style-name="T5"> </text:span><text:span text:style-name="T4">Modifier     :   public</text:span><text:line-break/><text:span text:style-name="T5"> </text:span><text:span text:style-name="T4">Argument     :   No argument</text:span><text:line-break/><text:span text:style-name="T5"> </text:span><text:span text:style-name="T4">return type  :   void</text:span><text:line-break/><text:span text:style-name="T5"> </text:span><text:line-break/><text:span text:style-name="T5"> </text:span><text:span text:style-name="T4">This method should print netSalary i.e salary + providentfund</text:span><text:line-break/><text:span text:style-name="T5"> </text:span><text:line-break/><text:span text:style-name="T5"> </text:span><text:span text:style-name="T4">Create another BLC class ContractEmployee which extends from Employee</text:span><text:line-break/><text:span text:style-name="T5"> </text:span><text:line-break/><text:span text:style-name="T5"> </text:span><text:span text:style-name="T4">Attributes/ Properties [protected]</text:span><text:line-break/><text:span text:style-name="T5"> </text:span><text:line-break/><text:span text:style-name="T5"> </text:span><text:span text:style-name="T4">contractDuration - int</text:span><text:line-break/><text:span text:style-name="T5"> </text:span><text:line-break/><text:span text:style-name="T5"> </text:span><text:span text:style-name="T4">Create a parameterized constructor to initialized all fields (super class and sub class)</text:span><text:line-break/><text:span text:style-name="T5"> </text:span><text:line-break/><text:span text:style-name="T5"> </text:span><text:span text:style-name="T4">Genarate toString() method to print all the properties of super class as well as sub class.</text:span><text:line-break/><text:span text:style-name="T5"> </text:span><text:span text:style-name="T4">[See the test cases for more details]</text:span><text:line-break/><text:span text:style-name="T5"> </text:span><text:line-break/><text:span text:style-name="T5"> </text:span><text:line-break/><text:span text:style-name="T5"> </text:span><text:span text:style-name="T4">Create an ELC class EmployeeSystem which contains main method.</text:span><text:line-break/><text:soft-page-break/><text:span text:style-name="T5"> </text:span><text:line-break/><text:span text:style-name="T5"> </text:span><text:span text:style-name="T4">Create both sub class objects and print the result.</text:span><text:line-break/><text:span text:style-name="T5"> </text:span><text:line-break/><text:span text:style-name="T5"> </text:span><text:line-break/><text:span text:style-name="T5"> </text:span><text:span text:style-name="T4">Test Cases for Output :</text:span><text:line-break/><text:span text:style-name="T5"> </text:span><text:span text:style-name="T4">------------------------</text:span><text:line-break/><text:span text:style-name="T5">    </text:span><text:span text:style-name="T4">Test Case 1 :</text:span><text:line-break/><text:span text:style-name="T5">    </text:span><text:span text:style-name="T4">-------------</text:span><text:line-break/><text:span text:style-name="T5">    </text:span><text:span text:style-name="T4">Enter permanent employee Id :101</text:span><text:line-break/><text:span text:style-name="T5">    </text:span><text:span text:style-name="T4">Enter permanent employee Name :Scott</text:span><text:line-break/><text:span text:style-name="T5">    </text:span><text:span text:style-name="T4">Enter permanent employee Salary :100000</text:span><text:line-break/><text:span text:style-name="T5">    </text:span><text:span text:style-name="T4">PermanentEmployee [empoyeeId=101, employeeName=Scott, employeeSalary=100000.0, providentfund=12000.0]</text:span><text:line-break/><text:span text:style-name="T5">    </text:span><text:span text:style-name="T4">Net Salary is :112000.0</text:span><text:line-break/><text:span text:style-name="T5">    </text:span><text:span text:style-name="T4">========================================</text:span><text:line-break/><text:span text:style-name="T5">    </text:span><text:span text:style-name="T4">Enter contract employee Id :102</text:span><text:line-break/><text:span text:style-name="T5">    </text:span><text:span text:style-name="T4">Enter contract employee Name :Smith</text:span><text:line-break/><text:span text:style-name="T5">    </text:span><text:span text:style-name="T4">Enter contract employee Salary :80000</text:span><text:line-break/><text:span text:style-name="T5">    </text:span><text:span text:style-name="T4">Enter contract duration in year :5</text:span><text:line-break/><text:span text:style-name="T5">    </text:span><text:span text:style-name="T4">ContractEmployee [empoyeeId=102, employeeName=Smith, employeeSalary=80000.0, contractDuration=5 years]</text:span><text:line-break/><text:line-break/><text:span text:style-name="T5">   </text:span><text:line-break/><text:span text:style-name="T5"> </text:span><text:line-break/><text:span text:style-name="T5">    </text:span><text:span text:style-name="T4">Test Cases for Input Validation :</text:span><text:line-break/><text:span text:style-name="T5">    </text:span><text:span text:style-name="T4">---------------------------------</text:span><text:line-break/><text:span text:style-name="T5">    </text:span><text:span text:style-name="T4">Test Cases 1:</text:span><text:line-break/><text:span text:style-name="T5">    </text:span><text:span text:style-name="T4">-------------</text:span><text:line-break/><text:span text:style-name="T5">    </text:span><text:span text:style-name="T4">Enter permanent employee Id :-90</text:span><text:line-break/><text:span text:style-name="T5">    </text:span><text:span text:style-name="T4">Enter permanent employee Name :Scott</text:span><text:line-break/><text:span text:style-name="T5">    </text:span><text:span text:style-name="T4">Enter permanent employee Salary :12000</text:span><text:line-break/><text:span text:style-name="T5">    </text:span><text:span text:style-name="T4">Invalid Employee Id</text:span><text:line-break/><text:span text:style-name="T5">   </text:span><text:line-break/><text:span text:style-name="T5">    </text:span><text:span text:style-name="T4">Test Cases 2:</text:span><text:line-break/><text:span text:style-name="T5">    </text:span><text:span text:style-name="T4">-------------</text:span><text:line-break/><text:span text:style-name="T5">    </text:span><text:span text:style-name="T4">Enter permanent employee Id :101</text:span><text:line-break/><text:span text:style-name="T5">    </text:span><text:span text:style-name="T4">Enter permanent employee Name :</text:span><text:line-break/><text:span text:style-name="T5">    </text:span><text:span text:style-name="T4">Enter permanent employee Salary :6543</text:span><text:line-break/><text:span text:style-name="T5">    </text:span><text:span text:style-name="T4">Employee Name can't be null</text:span><text:line-break/><text:line-break/><text:span text:style-name="T5">    </text:span><text:span text:style-name="T4">Test Cases 3 :</text:span><text:line-break/><text:span text:style-name="T5">    </text:span><text:span text:style-name="T4">---------------</text:span><text:line-break/><text:span text:style-name="T5">    </text:span><text:span text:style-name="T4">Enter permanent employee Id :120</text:span><text:line-break/><text:span text:style-name="T5">    </text:span><text:span text:style-name="T4">Enter permanent employee Name :Alen</text:span><text:line-break/><text:soft-page-break/><text:span text:style-name="T5">    </text:span><text:span text:style-name="T4">Enter permanent employee Salary :-78908</text:span><text:line-break/><text:span text:style-name="T5">    </text:span><text:span text:style-name="T4">Salary can't be 0 or negativ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3T16:45:03.137267829</meta:creation-date>
    <dc:date>2025-12-26T17:41:27.865917693</dc:date>
    <meta:editing-duration>PT2M32S</meta:editing-duration>
    <meta:editing-cycles>9</meta:editing-cycles>
    <meta:generator>LibreOffice/24.2.7.2$Linux_X86_64 LibreOffice_project/420$Build-2</meta:generator>
    <meta:document-statistic meta:table-count="0" meta:image-count="0" meta:object-count="0" meta:page-count="18" meta:paragraph-count="636" meta:word-count="3511" meta:character-count="25583" meta:non-whitespace-character-count="21127"/>
  </office:meta>
</office:document-meta>
</file>